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Rfduino:</text:p>
      <text:p text:style-name="Standard"/>
      <text:p text:style-name="Standard">CPU <text:tab/><text:tab/><text:tab/>~5mA</text:p>
      <text:p text:style-name="Standard">Bluetooth <text:tab/><text:tab/>~5.5mA (@-20db) to 16mA(@+4db)</text:p>
      <text:p text:style-name="Standard"/>
      <text:p text:style-name="Standard">in ultra low power-mode: ~4uA</text:p>
      <text:p text:style-name="Standard"/>
      <text:p text:style-name="Standard"/>
      <text:p text:style-name="Standard"/>
      <text:p text:style-name="Standard">RGB-LED:</text:p>
      <text:p text:style-name="Standard"/>
      <text:p text:style-name="Standard">up to 5x5mA (due to limitations of current sinking capabilities of Rfduino)</text:p>
      <text:p text:style-name="Standard"/>
      <text:p text:style-name="Standard"/>
      <text:p text:style-name="Standard">Vibro-Motor:</text:p>
      <text:p text:style-name="Standard"/>
      <text:p text:style-name="Standard">~50mA, when active</text:p>
      <text:p text:style-name="Standard"/>
      <text:p text:style-name="Standard"/>
      <text:p text:style-name="Standard">Touch-Sensor:</text:p>
      <text:p text:style-name="Standard"/>
      <text:p text:style-name="Standard">~0.5mA</text:p>
      <text:p text:style-name="Standard"/>
      <text:p text:style-name="Standard"/>
      <text:p text:style-name="Standard">Sound-Board:</text:p>
      <text:p text:style-name="Standard"/>
      <text:p text:style-name="Standard">~0.5mA (standby) to ~40mA (playing sound)</text:p>
      <text:p text:style-name="Standard"/>
      <text:p text:style-name="Standard"/>
      <text:p text:style-name="Standard"/>
      <text:p text:style-name="Standard">Rough estimation for nonstop use (400mAh Lipo): <text:line-break/>20mA(RFDUINO)+15mA(LED)+25mA(Vibro)+20mA(Sound)=80mA <text:tab/><text:tab/><text:tab/><text:tab/> <text:s text:c="8"/>18mA(RFDUINO)+5mA(LED)+15mA(Vibro)+10mA(Sound)=48mA<text:line-break/><text:tab/><text:tab/><text:tab/><text:tab/><text:tab/>-&gt; at least 5-8 hours </text:p>
      <text:p text:style-name="Standard"/>
      <text:p text:style-name="Standard">Rough estimation for standby use (400mAh Lipo):</text:p>
      <text:p text:style-name="Standard">0.004mA(RFDUINO)+0mA(LED)+0mA(Vibro)+0.5mA(Touch)+0.5mA(Sound)=1mA</text:p>
      <text:p text:style-name="Standard">1mA(RFDUINO)+0mA(LED)+0mA(Vibro)+1mA(Touch)+1mA(Sound)=3mA</text:p>
      <text:p text:style-name="Standard"><text:tab/><text:tab/><text:tab/><text:tab/><text:tab/>-&gt;at least 5-17 da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7S</meta:editing-duration>
    <meta:editing-cycles>3</meta:editing-cycles>
    <meta:generator>OpenOffice.org/3.4$Win32 OpenOffice.org_project/340m1$Build-9590</meta:generator>
    <dc:date>2015-06-10T18:16:13.84</dc:date>
    <meta:document-statistic meta:table-count="0" meta:image-count="0" meta:object-count="0" meta:page-count="1" meta:paragraph-count="17" meta:word-count="66" meta:character-count="665"/>
    <meta:user-defined meta:name="Info 1"/>
    <meta:user-defined meta:name="Info 2"/>
    <meta:user-defined meta:name="Info 3"/>
    <meta:user-defined meta:name="Info 4"/>
  </office:meta>
</office:document-meta>
</file>